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JUDGMENT UPON EARTHLY JUDGES (8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'S JUDGMENT UPON EARTHLY JUDGES (82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indictment (82:1-2, 5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indictment (82:1-2, 5-7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hand down unjust decisions and favor the wicked (82: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are ignorant and in darkness (82: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are responsible for shaking the whole world to the core (82: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When it comes to death, they are mere mortals (82:6-7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GOD'S JUDGMENT UPON EARTHLY JUDGES (82:1-7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indictment (82:1-2, 5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instruction (82:3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instruction (82:3-4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"Give fair judgment to the poor and the orphan; uphold the rights of the oppressed and the destitute" (82:3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"Rescue the poor and helpless; deliver them from the grasp of evil people" (82: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GOD'S JUDGMENT UPON EARTHLY JUDGES (82:1-7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indictment (82:1-2, 5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instruction (82:3-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82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GOD'S JUDGMENT UPON EARTHLY JUDGES (82:1-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GOD'S JUDGMENT UPON THE NATIONS (82: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2 </dc:title>
    <meta:initial-creator>David STRICKLAND</meta:initial-creator>
    <dc:creator>David STRICKLAND</dc:creator>
    <meta:creation-date>2020-02-23T23:19:58Z</meta:creation-date>
    <dc:date>2020-02-23T23:19:58Z</dc:date>
    <meta:template xlink:href="BibleStudy" xlink:type="simple"/>
    <meta:editing-cycles>1</meta:editing-cycles>
    <meta:editing-duration>PT0S</meta:editing-duration>
    <meta:document-statistic meta:paragraph-count="21" meta:word-count="199"/>
  </office:meta>
</office:document-meta>
</file>